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Futura" svg:font-family="Futura, Verdana, Arial, Helvetica, sans-serif"/>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margin-left="0cm" fo:margin-right="0cm" fo:orphans="2" fo:widows="2" fo:text-indent="0cm" style:auto-text-indent="false"/>
    </style:style>
    <style:style style:name="P2" style:family="paragraph" style:parent-style-name="Horizontal_20_Line">
      <style:paragraph-properties fo:orphans="2" fo:widows="2"/>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orphans="2" fo:widows="2" fo:text-indent="0cm" style:auto-text-indent="false"/>
      <style:text-properties fo:font-variant="normal" fo:text-transform="none" fo:color="#333333" loext:opacity="100%" style:font-name="Helvetica Neue" fo:font-size="7.94999980926514pt" fo:letter-spacing="normal" fo:font-style="normal" fo:font-weight="normal"/>
    </style:style>
    <style:style style:name="P5" style:family="paragraph" style:parent-style-name="Standard">
      <style:paragraph-properties fo:margin-left="0cm" fo:margin-right="0.3cm" fo:text-indent="0cm" style:auto-text-indent="false"/>
      <style:text-properties fo:font-variant="normal" fo:text-transform="none" fo:color="#333333" loext:opacity="100%" fo:letter-spacing="normal"/>
    </style:style>
    <style:style style:name="P6" style:family="paragraph" style:parent-style-name="Standard">
      <style:paragraph-properties fo:margin-left="0cm" fo:margin-right="0cm" fo:orphans="2" fo:widows="2" fo:text-indent="0cm" style:auto-text-indent="false"/>
    </style:style>
    <style:style style:name="P7" style:family="paragraph" style:parent-style-name="Standard">
      <style:paragraph-properties fo:margin-left="0cm" fo:margin-right="0.3cm" fo:orphans="2" fo:widows="2" fo:text-indent="0cm" style:auto-text-indent="false"/>
    </style:style>
    <style:style style:name="T1" style:family="text">
      <style:text-properties fo:font-variant="normal" fo:text-transform="none" fo:color="#333333" loext:opacity="100%" style:font-name="Helvetica Neue" fo:font-size="7.94999980926514pt" fo:letter-spacing="normal" fo:font-style="normal" fo:font-weight="normal"/>
    </style:style>
    <style:style style:name="T2" style:family="text">
      <style:text-properties fo:font-variant="normal" fo:text-transform="none" fo:color="#333333" loext:opacity="100%" style:font-name="Helvetica Neue" fo:font-size="7.94999980926514pt" fo:letter-spacing="normal" fo:font-style="normal" fo:font-weight="normal" loext:padding-left="0cm" loext:padding-right="0.3cm" loext:padding-top="0cm" loext:padding-bottom="0cm" loext:border-left="none" loext:border-right="0.06pt solid #dddddd" loext:border-top="none" loext:border-bottom="none"/>
    </style:style>
    <style:style style:name="T3" style:family="text">
      <style:text-properties fo:font-variant="normal" fo:text-transform="none" fo:color="#30568e" loext:opacity="100%" style:text-line-through-style="none" style:text-line-through-type="none" style:font-name="Helvetica Neue" fo:font-size="7.94999980926514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30568e" loext:opacity="100%" style:text-line-through-style="none" style:text-line-through-type="none" style:font-name="Helvetica Neue" fo:font-size="7.94999980926514pt" fo:letter-spacing="normal" fo:font-style="normal" style:text-underline-style="none" fo:font-weight="normal" style:text-blinking="false" fo:background-color="transparent" loext:char-shading-value="0" loext:padding-left="0cm" loext:padding-right="0.3cm" loext:padding-top="0cm" loext:padding-bottom="0cm" loext:border-left="none" loext:border-right="0.06pt solid #dddddd" loext:border-top="none" loext:border-bottom="none"/>
    </style:style>
    <style:style style:name="T5" style:family="text">
      <style:text-properties fo:font-variant="normal" fo:text-transform="none" fo:color="#00579a" loext:opacity="100%" style:font-name="Futura" fo:font-size="13.6000003814697pt" fo:letter-spacing="normal" fo:font-style="normal" fo:font-weight="bold"/>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informatique graphique est née il y a près de trente-cinq ans maintenant et elle s'est depuis considérablement développée, pénétrant de nombreux domaines industriels comme l'architecture et l'urbanisme, l'audiovisuel, la CAO, la chimie, la médecine, le multimédia, la simulation, la visualisation scientifique, ... Dans ce livre, les auteurs décrivent les méthodes et les algorithmes utilisés pour produire des images de synthèse. Outre des techniques de base comme des éléments de mathématiques et de théorie du signal, les courbes et les surfaces et les algorithmes et structures de données bidimensionnels, ce livre aborde les problèmes de la modélisation géométrique, de la couleur et des modèles d'éclairement et décrit les algorithmes d'élimination des parties cachées, de calculs d'éclairement et texturation. Ce livre présente donc à la fois les fondements de l'informatique graphique et un tour d'horizon des problèmes auxquels celle-ci est confrontée. Il est destiné aux chercheurs dans ce domaine, aux étudiants de 3ème cycle, aux ingénieurs utilisant les images de synthèse et aux étudiants de second cycle ou d'écoles d'ingénieurs suivant des cours d'informatique graphique.</text:p>
      <text:h text:style-name="P1" text:outline-level="1"><text:span text:style-name="T5">Informatique graphique: Méthodes et modèles</text:span></text:h>
      <text:section text:style-name="Sect1" text:name="placeholder_453">
        <text:p text:style-name="P6"><text:span text:style-name="T1">de </text:span><text:a xlink:type="simple" xlink:href="https://e.lavoisier.fr/auteur/14002/bernard-peroche" text:style-name="Internet_20_link" text:visited-style-name="Visited_20_Internet_20_Link"><text:span text:style-name="T3">Bernard PÉROCHE</text:span></text:a></text:p>
      </text:section>
      <text:section text:style-name="Sect1" text:name="placeholder_454">
        <text:p text:style-name="P2"/>
      </text:section>
      <text:section text:style-name="Sect1" text:name="placeholder_455">
        <text:p text:style-name="P7"><text:span text:style-name="T2">Maison d'édition : </text:span><text:a xlink:type="simple" xlink:href="https://e.lavoisier.fr/editeur/137/hermes-science" text:style-name="Internet_20_link" text:visited-style-name="Visited_20_Internet_20_Link"><text:span text:style-name="T4">Hermes Science</text:span></text:a></text:p>
      </text:section>
      <text:section text:style-name="Sect1" text:name="placeholder_457">
        <text:p text:style-name="P4">décembre 1997</text:p>
      </text:section>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Futura" svg:font-family="Futura, Verdana, Arial, Helvetica, sans-serif"/>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1-09T08:29:57.708319824</meta:creation-date>
    <dc:date>2023-01-09T08:36:10.850263876</dc:date>
    <meta:editing-duration>PT6M13S</meta:editing-duration>
    <meta:editing-cycles>3</meta:editing-cycles>
    <meta:generator>LibreOffice/7.2.0.4$MacOSX_X86_64 LibreOffice_project/9a9c6381e3f7a62afc1329bd359cc48accb6435b</meta:generator>
    <meta:document-statistic meta:table-count="0" meta:image-count="0" meta:object-count="0" meta:page-count="1" meta:paragraph-count="5" meta:word-count="188" meta:character-count="1296" meta:non-whitespace-character-count="1113"/>
  </office:meta>
</office:document-meta>
</file>